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96824" officeooo:paragraph-rsid="00096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an Grande es Dios</text:p>
      <text:p text:style-name="P1"/>
      <text:p text:style-name="P1">ESTROFA I:</text:p>
      <text:p text:style-name="P1">.C <text:s text:c="19"/>G/B <text:s/>Am</text:p>
      <text:p text:style-name="P1">El esplendor de un Rey, vestido en Majestad</text:p>
      <text:p text:style-name="P1">. <text:s text:c="18"/>F</text:p>
      <text:p text:style-name="P1">La Tierra alegre esta</text:p>
      <text:p text:style-name="P1">. <text:s text:c="18"/>G</text:p>
      <text:p text:style-name="P1">La Tierra alegre esta</text:p>
      <text:p text:style-name="P1"/>
      <text:p text:style-name="P1">ESTROFA II:</text:p>
      <text:p text:style-name="P1">.C <text:s text:c="19"/>G/B <text:s/>Am</text:p>
      <text:p text:style-name="P1">cubierto está de luz, venció la oscuridad</text:p>
      <text:p text:style-name="P1">. <text:s text:c="15"/>F</text:p>
      <text:p text:style-name="P1">Y tiembla a Su voz</text:p>
      <text:p text:style-name="P1">. <text:s text:c="13"/>G</text:p>
      <text:p text:style-name="P1">Tiembla a Su voz</text:p>
      <text:p text:style-name="P1"/>
      <text:p text:style-name="P1">CORO:</text:p>
      <text:p text:style-name="P1">. <text:s text:c="7"/>C</text:p>
      <text:p text:style-name="P1">Cuan Grande es Dios</text:p>
      <text:p text:style-name="P1">. G/B <text:s text:c="11"/>Am</text:p>
      <text:p text:style-name="P1">Cantale, Cuan grande es Dios</text:p>
      <text:p text:style-name="P1">.F</text:p>
      <text:p text:style-name="P1">Y todos lo veran</text:p>
      <text:p text:style-name="P1">. <text:s text:c="5"/>G <text:s text:c="8"/>C</text:p>
      <text:p text:style-name="P1">Cuan grande es Dios</text:p>
      <text:p text:style-name="P1"/>
      <text:p text:style-name="P1">ESTROFA III:</text:p>
      <text:p text:style-name="P1">Día a Día­ El esta</text:p>
      <text:p text:style-name="P1">Y el tiempo está en El</text:p>
      <text:p text:style-name="P1">Principio y el fin</text:p>
      <text:p text:style-name="P1">Principio y el fin</text:p>
      <text:p text:style-name="P1"/>
      <text:p text:style-name="P1">ESTROFA IV:</text:p>
      <text:p text:style-name="P1">La Trinidad en Dios</text:p>
      <text:p text:style-name="P1">El Padre, Hijo, Espíritu</text:p>
      <text:p text:style-name="P1">Cordero y el León</text:p>
      <text:p text:style-name="P1">Cordero y el León</text:p>
      <text:p text:style-name="P1"/>
      <text:p text:style-name="P1">CORO:</text:p>
      <text:p text:style-name="P1"/>
      <text:p text:style-name="P1">CORO 2:</text:p>
      <text:p text:style-name="P1">. <text:s text:c="13"/>C</text:p>
      <text:p text:style-name="P1">Y Tu Nombre sobre todo es</text:p>
      <text:p text:style-name="P1">. <text:s text:c="2"/>G/B <text:s text:c="3"/>Am</text:p>
      <text:p text:style-name="P1">Tu eres Digno de alabar</text:p>
      <text:p text:style-name="P1">. <text:s text:c="4"/>F</text:p>
      <text:p text:style-name="P1">Y mi ser dirá</text:p>
      <text:p text:style-name="P1">. <text:s text:c="6"/>G <text:s text:c="7"/>C</text:p>
      <text:p text:style-name="P1">Cuan grande es D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 fo:column-gap="0.011cm">
          <style:column-sep style:width="0.018cm" style:color="#000000" style:height="100%" style:style="solid"/>
          <style:column style:rel-width="32767*" fo:start-indent="0cm" fo:end-indent="0.005cm"/>
          <style:column style:rel-width="32768*" fo:start-indent="0.005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5-06-14T11:45:01.541546194</dc:date>
    <meta:editing-duration>PT39M8S</meta:editing-duration>
    <meta:editing-cycles>6</meta:editing-cycles>
    <meta:generator>LibreOffice/4.4.3.2$Linux_x86 LibreOffice_project/40m0$Build-2</meta:generator>
    <meta:document-statistic meta:table-count="0" meta:image-count="0" meta:object-count="0" meta:page-count="1" meta:paragraph-count="44" meta:word-count="153" meta:character-count="792" meta:non-whitespace-character-count="514"/>
  </office:meta>
</office:document-meta>
</file>